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9.05cm" style:page-number="auto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padding="0cm" fo:border="none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Table1.A7" style:family="table-cell">
      <style:table-cell-properties style:vertical-align="top" fo:padding="0cm" fo:border="none" fo:wrap-option="wrap"/>
    </style:style>
    <style:style style:name="P1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212cm" fo:margin-bottom="0cm" loext:contextual-spacing="false" fo:line-height="100%">
        <style:tab-stops>
          <style:tab-stop style:position="4.683cm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212cm" fo:margin-bottom="0cm" loext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212cm" fo:margin-bottom="0cm" loext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cm" fo:margin-bottom="0cm" loext:contextual-spacing="false" fo:line-height="100%"/>
      <style:text-properties fo:color="#262626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style:font-name="Century Gothic" fo:font-size="10pt" fo:letter-spacing="0.071cm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9pt" fo:letter-spacing="0.071cm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cm" fo:margin-bottom="0cm" loext:contextual-spacing="false" fo:line-height="100%" style:page-number="auto"/>
      <style:text-properties fo:color="#c45911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3" style:family="text">
      <style:text-properties officeooo:rsid="000acf47"/>
    </style:style>
    <style:style style:name="T14" style:family="text">
      <style:text-properties officeooo:rsid="000d8370"/>
    </style:style>
    <style:style style:name="T15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[NAME]</text:p>
            <text:p text:style-name="P10"/>
            <text:p text:style-name="P10">[JOB_TITLE]</text:p>
            <text:p text:style-name="Contact_20_info">[PHONE] – <text:span text:style-name="T13">[EMAIL] – </text:span><text:span text:style-name="T14">[WEBSITE]</text:span></text:p>
            <text:p text:style-name="Contact_20_info"/>
            <text:p text:style-name="P7">[SHORT_DESCRIPTION]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experience-section">
              <text:p text:style-name="P8"><text:span text:style-name="T9">[CV_UNIT_NAME]:</text:span><text:span text:style-name="T11"> </text:span><text:span text:style-name="T12">[CV_UNIT_START_DATE_MONTH_YEAR]</text:span><text:span text:style-name="T5"> -</text:span><text:span text:style-name="T4"> </text:span><text:span text:style-name="T6">[CV_UNIT_END_DATE_MONTH_YEAR]</text:span></text:p>
              <text:p text:style-name="P3">[CV_UNIT_CONTENT]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education-section">
              <text:p text:style-name="P9"><text:span text:style-name="T10">[CV_UNIT_NAME]:</text:span><text:span text:style-name="T3"> </text:span><text:span text:style-name="T7">[CV_UNIT_START_DATE_MONTH_YEAR]</text:span><text:span text:style-name="T4"> - </text:span><text:span text:style-name="T8">[CV_UNIT_END_DATE_MONTH_YEAR]</text:span><text:span text:style-name="T4"> </text:span></text:p>
              <text:p text:style-name="P4">[CV_UNIT_CONTENT]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skills-section">
              <text:p text:style-name="P6"><text:span text:style-name="T15">[CV_UNIT_NAME]: </text:span>[CV_UNIT_CONTENT]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loext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212cm" fo:margin-bottom="0cm" loext:contextual-spacing="false" style:page-number="auto">
        <style:tab-stops/>
      </style:paragraph-properties>
      <style:text-properties fo:text-transform="uppercase" fo:color="#c45911" style:font-name="Century Gothic" fo:font-family="'Century Gothic'" style:font-family-generic="swiss" style:font-pitch="variable" fo:font-size="10pt" fo:letter-spacing="0.071cm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loext:contextual-spacing="false" fo:text-align="end" style:justify-single-word="false"/>
      <style:text-properties fo:color="#262626"/>
    </style:style>
    <style:style style:name="No_20_List" style:display-name="No List" style:family="paragraph">
      <style:paragraph-properties fo:margin-top="0cm" fo:margin-bottom="0.282cm" loext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loext:contextual-spacing="false"/>
      <style:text-properties fo:color="#262626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loext:contextual-spacing="false" fo:text-align="end" style:justify-single-word="false"/>
      <style:text-properties fo:color="#262626"/>
    </style:style>
    <style:style style:name="BodyText" style:family="paragraph" style:parent-style-name="Normal">
      <style:text-properties fo:color="#262626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[NAME]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Substantial OpenOffice Resume</dc:title>
    <meta:creation-date>2017-08-04T17:35:35.17</meta:creation-date>
    <meta:editing-cycles>47</meta:editing-cycles>
    <meta:editing-duration>PT2H38M27S</meta:editing-duration>
    <dc:subject>hloom.com</dc:subject>
    <meta:initial-creator>hloom.com </meta:initial-creator>
    <dc:date>2021-07-01T15:32:45.414595782</dc:date>
    <meta:document-statistic meta:table-count="1" meta:image-count="0" meta:object-count="0" meta:page-count="1" meta:paragraph-count="13" meta:word-count="22" meta:character-count="323" meta:non-whitespace-character-count="310"/>
  </office:meta>
</office:document-meta>
</file>